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d MSW</text:p>
          </table:table-cell>
          <table:table-cell office:value-type="string" calcext:value-type="string">
            <text:p>dB Err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5.9416" calcext:value-type="float">
            <text:p>5.9416</text:p>
          </table:table-cell>
          <table:table-cell table:formula="of:=SQRT([.E3])" office:value-type="float" office:value="2.43753974326574" calcext:value-type="float">
            <text:p>2.43753974326574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0.5215" calcext:value-type="float">
            <text:p>10.5215</text:p>
          </table:table-cell>
          <table:table-cell table:formula="of:=SQRT([.E4])" office:value-type="float" office:value="3.24368617470926" calcext:value-type="float">
            <text:p>3.24368617470926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7.9756" calcext:value-type="float">
            <text:p>17.9756</text:p>
          </table:table-cell>
          <table:table-cell table:formula="of:=SQRT([.E5])" office:value-type="float" office:value="4.23976414438351" calcext:value-type="float">
            <text:p>4.23976414438351</text:p>
          </table:table-cell>
        </table:table-row>
        <table:table-row table:style-name="ro1">
          <table:table-cell/>
          <table:table-cell office:value-type="string" calcext:value-type="string">
            <text:p>tanh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</text:p>
          </table:table-cell>
          <table:table-cell table:formula="of:=SQRT([.E6])" office:value-type="float" office:value="3.47850542618522" calcext:value-type="float">
            <text:p>3.47850542618522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7.0412" calcext:value-type="float">
            <text:p>7.0412</text:p>
          </table:table-cell>
          <table:table-cell table:formula="of:=SQRT([.E7])" office:value-type="float" office:value="2.6535259561572" calcext:value-type="float">
            <text:p>2.6535259561572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1.3525" calcext:value-type="float">
            <text:p>11.3525</text:p>
          </table:table-cell>
          <table:table-cell table:formula="of:=SQRT([.E8])" office:value-type="float" office:value="3.36934711776629" calcext:value-type="float">
            <text:p>3.36934711776629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8.9799" calcext:value-type="float">
            <text:p>18.9799</text:p>
          </table:table-cell>
          <table:table-cell table:formula="of:=SQRT([.E9])" office:value-type="float" office:value="4.35659270531456" calcext:value-type="float">
            <text:p>4.35659270531456</text:p>
          </table:table-cell>
        </table:table-row>
        <table:table-row table:style-name="ro1">
          <table:table-cell/>
          <table:table-cell office:value-type="string" calcext:value-type="string">
            <text:p>relu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0.577" calcext:value-type="float">
            <text:p>10.577</text:p>
          </table:table-cell>
          <table:table-cell table:formula="of:=SQRT([.E10])" office:value-type="float" office:value="3.25223000416637" calcext:value-type="float">
            <text:p>3.25223000416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4:19:52.058851494</meta:creation-date>
    <dc:date>2022-06-09T15:12:56.400848640</dc:date>
    <meta:editing-duration>PT22M31S</meta:editing-duration>
    <meta:editing-cycles>6</meta:editing-cycles>
    <meta:generator>LibreOffice/6.4.7.2$Linux_X86_64 LibreOffice_project/40$Build-2</meta:generator>
    <meta:document-statistic meta:table-count="1" meta:cell-count="47" meta:object-count="0"/>
  </office:meta>
</office:document-meta>
</file>